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5.881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20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112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3" style:family="table-cell" style:parent-style-name="Default" style:data-style-name="N112">
      <style:text-properties style:font-name="Consolas" fo:font-size="12pt" style:font-name-asian="Consolas" style:font-size-asian="12pt" style:font-size-complex="12pt"/>
    </style:style>
    <style:style style:name="ce4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5" style:family="table-cell" style:parent-style-name="Default">
      <style:text-properties style:font-name="Consolas" fo:font-size="12pt" style:font-name-asian="Consolas" style:font-size-asian="12pt" style:font-size-complex="12pt"/>
    </style:style>
    <style:style style:name="ce11" style:family="table-cell" style:parent-style-name="Default">
      <style:text-properties fo:font-size="12pt" style:font-name-asian="Consolas" style:font-size-asian="12pt" style:font-size-complex="12pt"/>
    </style:style>
    <style:style style:name="ce6" style:family="table-cell" style:parent-style-name="Default" style:data-style-name="N73">
      <style:table-cell-properties fo:wrap-option="wrap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font-name="Consolas" fo:font-size="12pt" style:font-name-asian="Consolas" style:font-size-asian="12pt" style:font-size-complex="12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インデックス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C#基礎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データ型と演算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制御構文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数値と日付の操作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文字列の操作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string" calcext:value-type="string">
            <text:p>配列とコレクション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string" calcext:value-type="string">
            <text:p>オブジェクト指向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string" calcext:value-type="string">
            <text:p>クラス基礎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09</text:p>
          </table:table-cell>
          <table:table-cell table:style-name="ce11" office:value-type="string" calcext:value-type="string">
            <text:p>クラス応用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ファイル操作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例外処理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フォームアプリ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ツール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イベント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プログラム実行環境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/>
          <table:table-cell office:value-type="string" calcext:value-type="string">
            <text:p>アセンブリ・コマンドライン引数・終了コード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コンパイル制御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/>
          <table:table-cell office:value-type="string" calcext:value-type="string">
            <text:p>013・01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名前空間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数値と日付の操作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文字列の操作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クラス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string" calcext:value-type="string">
            <text:p>ラムダ式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string" calcext:value-type="string">
            <text:p>LINQ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string" calcext:value-type="string">
            <text:p>ファイル操作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スレッドの基本処理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webサーバの仕組み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TcpListene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HttpListener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HTTPS通信化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非同期処理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データベース操作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データベース接続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SQLの実行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トランザクション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HTTPクライアント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認証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" table:style-name="ta1">
        <table:table-column table:style-name="co1" table:default-cell-style-name="ce3"/>
        <table:table-column table:style-name="co7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ソリューションとプロジェクト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15" office:value-type="string" calcext:value-type="string">
            <text:p>プロジェクト設定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外部パッケージの使用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プログラム要素の構成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実際に作ってみよう♪(part1)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" table:style-name="ta1">
        <table:table-column table:style-name="co1" table:default-cell-style-name="ce3"/>
        <table:table-column table:style-name="co7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table:style-name="ce15" office:value-type="string" calcext:value-type="string">
            <text:p>roslynとは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15" office:value-type="string" calcext:value-type="string">
            <text:p>コンパイル工程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table:style-name="ce15" office:value-type="string" calcext:value-type="string">
            <text:p>トークン・ノード・シンボル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table:style-name="ce15" office:value-type="string" calcext:value-type="string">
            <text:p>構文解析の手順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構文ツリーの探索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SemanticMode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6T18:01:23.141000000</meta:creation-date>
    <dc:date>2022-08-15T14:08:16.448000000</dc:date>
    <meta:editing-duration>PT20H43M57S</meta:editing-duration>
    <meta:editing-cycles>19</meta:editing-cycles>
    <meta:generator>LibreOffice/7.3.4.2$Windows_X86_64 LibreOffice_project/728fec16bd5f605073805c3c9e7c4212a0120dc5</meta:generator>
    <meta:document-statistic meta:table-count="8" meta:cell-count="277" meta:object-count="0"/>
  </office:meta>
</office:document-meta>
</file>